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ad" officeooo:paragraph-rsid="0018a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alli ti ve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1:09:43.526236980</meta:creation-date>
    <dc:date>2019-03-02T11:13:22.364768894</dc:date>
    <meta:editing-duration>PT3M41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1.4.2$Linux_X86_64 LibreOffice_project/10$Build-2</meta:generator>
  </office:meta>
</office:document-meta>
</file>